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1cm" svg:y="4.1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6:33:35.727606151</dc:date>
    <meta:editing-duration>PT2M31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.79717439317883E-016">
                <text:p>9.79717439317883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.82842712474619">
                <text:p>-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